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9ca9e" officeooo:paragraph-rsid="0009ca9e"/>
    </style:style>
    <style:style style:name="P2" style:family="paragraph" style:parent-style-name="Standard">
      <style:text-properties fo:language="en" fo:country="US" officeooo:rsid="000b2a3a" officeooo:paragraph-rsid="000b2a3a"/>
    </style:style>
    <style:style style:name="P3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cccccc" style:font-name="Consolas" fo:font-size="10.5pt" fo:font-weight="normal" officeooo:paragraph-rsid="000bb421" fo:background-color="#1f1f1f"/>
    </style:style>
    <style:style style:name="P5" style:family="paragraph" style:parent-style-name="Standard">
      <style:paragraph-properties style:line-height-at-least="0.503cm"/>
      <style:text-properties fo:color="#cccccc" style:font-name="Consolas" fo:font-size="10.5pt" fo:font-weight="normal" officeooo:rsid="000bb421" officeooo:paragraph-rsid="000bb421" fo:background-color="#1f1f1f"/>
    </style:style>
    <style:style style:name="P6" style:family="paragraph" style:parent-style-name="Standard">
      <style:text-properties fo:color="#cccccc" style:font-name="Consolas" fo:font-size="10.5pt" fo:language="en" fo:country="US" fo:font-weight="normal" officeooo:rsid="000b2a3a" officeooo:paragraph-rsid="000b2a3a" fo:background-color="#1f1f1f"/>
    </style:style>
    <style:style style:name="P7" style:family="paragraph" style:parent-style-name="Standard">
      <style:paragraph-properties style:line-height-at-least="0.503cm"/>
      <style:text-properties fo:color="#cccccc" style:font-name="Consolas" fo:font-size="10.5pt" fo:language="en" fo:country="US" fo:font-weight="normal" officeooo:rsid="000b2a3a" officeooo:paragraph-rsid="000bb421" fo:background-color="#1f1f1f"/>
    </style:style>
    <style:style style:name="P8" style:family="paragraph" style:parent-style-name="Standard">
      <style:paragraph-properties style:line-height-at-least="0.503cm"/>
      <style:text-properties fo:color="#cccccc" fo:background-color="#1f1f1f"/>
    </style:style>
    <style:style style:name="P9" style:family="paragraph" style:parent-style-name="Standard">
      <style:paragraph-properties style:line-height-at-least="0.503cm"/>
      <style:text-properties fo:color="#cccccc" officeooo:paragraph-rsid="000bb421" fo:background-color="#1f1f1f"/>
    </style:style>
    <style:style style:name="P10" style:family="paragraph" style:parent-style-name="Standard">
      <style:paragraph-properties style:line-height-at-least="0.503cm"/>
      <style:text-properties fo:color="#569cd6" style:font-name="Consolas" fo:font-size="10.5pt" fo:font-weight="normal" fo:background-color="#1f1f1f"/>
    </style:style>
    <style:style style:name="P11" style:family="paragraph" style:parent-style-name="Standard">
      <style:text-properties fo:color="#569cd6" style:font-name="Consolas" fo:font-size="10.5pt" fo:language="en" fo:country="US" fo:font-weight="normal" officeooo:rsid="000b2a3a" officeooo:paragraph-rsid="000b2a3a" fo:background-color="#1f1f1f"/>
    </style:style>
    <style:style style:name="P12" style:family="paragraph" style:parent-style-name="Standard">
      <style:paragraph-properties style:line-height-at-least="0.503cm"/>
      <style:text-properties fo:color="#d4d4d4" fo:background-color="#1f1f1f"/>
    </style:style>
    <style:style style:name="P1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f1f1f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16" style:family="paragraph" style:parent-style-name="Standard">
      <style:paragraph-properties fo:margin-top="0cm" fo:margin-bottom="0.499cm" loext:contextual-spacing="false" style:line-height-at-least="0.503cm"/>
    </style:style>
    <style:style style:name="P17" style:family="paragraph" style:parent-style-name="Standard">
      <style:paragraph-properties style:line-height-at-least="0.503cm"/>
      <style:text-properties fo:color="#569cd6" style:font-name="Consolas" fo:font-size="10.5pt" fo:font-weight="normal" fo:background-color="#1f1f1f"/>
    </style:style>
    <style:style style:name="P18" style:family="paragraph" style:parent-style-name="Standard">
      <style:paragraph-properties style:line-height-at-least="0.503cm"/>
      <style:text-properties fo:color="#808080" style:font-name="Consolas" fo:font-size="10.5pt" fo:language="en" fo:country="US" fo:font-weight="normal" officeooo:rsid="000b2a3a" officeooo:paragraph-rsid="000bb421" fo:background-color="#1f1f1f"/>
    </style:style>
    <style:style style:name="P19" style:family="paragraph" style:parent-style-name="Standard">
      <style:paragraph-properties style:line-height-at-least="0.503cm"/>
      <style:text-properties fo:color="#808080" style:font-name="Consolas" fo:font-size="10.5pt" fo:language="en" fo:country="US" fo:font-weight="normal" officeooo:rsid="000bb421" officeooo:paragraph-rsid="000bb421" fo:background-color="#1f1f1f"/>
    </style:style>
    <style:style style:name="T1" style:family="text">
      <style:text-properties fo:color="#c586c0"/>
    </style:style>
    <style:style style:name="T2" style:family="text">
      <style:text-properties fo:color="#c586c0" style:font-name="Consolas" fo:font-size="10.5pt" fo:font-weight="normal"/>
    </style:style>
    <style:style style:name="T3" style:family="text">
      <style:text-properties fo:color="#d4d4d4"/>
    </style:style>
    <style:style style:name="T4" style:family="text">
      <style:text-properties fo:color="#d4d4d4" style:font-name="Consolas" fo:font-size="10.5pt" fo:font-weight="normal"/>
    </style:style>
    <style:style style:name="T5" style:family="text">
      <style:text-properties fo:color="#ce9178"/>
    </style:style>
    <style:style style:name="T6" style:family="text">
      <style:text-properties fo:color="#ce9178" style:font-name="Consolas" fo:font-size="10.5pt" fo:font-weight="normal"/>
    </style:style>
    <style:style style:name="T7" style:family="text">
      <style:text-properties fo:color="#ce9178" style:font-name="Consolas" fo:font-size="10.5pt" fo:language="en" fo:country="US" fo:font-weight="normal" officeooo:rsid="000bb421"/>
    </style:style>
    <style:style style:name="T8" style:family="text">
      <style:text-properties fo:color="#ce9178" fo:language="en" fo:country="US"/>
    </style:style>
    <style:style style:name="T9" style:family="text">
      <style:text-properties fo:color="#569cd6"/>
    </style:style>
    <style:style style:name="T10" style:family="text">
      <style:text-properties fo:color="#569cd6" style:font-name="Consolas" fo:font-size="10.5pt" fo:font-weight="normal"/>
    </style:style>
    <style:style style:name="T11" style:family="text">
      <style:text-properties fo:color="#569cd6" fo:language="en" fo:country="US"/>
    </style:style>
    <style:style style:name="T12" style:family="text">
      <style:text-properties fo:color="#9cdcfe"/>
    </style:style>
    <style:style style:name="T13" style:family="text">
      <style:text-properties fo:color="#9cdcfe" style:font-name="Consolas" fo:font-size="10.5pt" fo:font-weight="normal"/>
    </style:style>
    <style:style style:name="T14" style:family="text">
      <style:text-properties fo:color="#dcdcaa"/>
    </style:style>
    <style:style style:name="T15" style:family="text">
      <style:text-properties fo:color="#dcdcaa" style:font-name="Consolas" fo:font-size="10.5pt" fo:font-weight="normal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fo:color="#b5cea8"/>
    </style:style>
    <style:style style:name="T18" style:family="text">
      <style:text-properties fo:color="#808080"/>
    </style:style>
    <style:style style:name="T19" style:family="text">
      <style:text-properties fo:color="#808080" style:font-name="Consolas" fo:font-size="10.5pt" fo:font-weight="normal"/>
    </style:style>
    <style:style style:name="T20" style:family="text">
      <style:text-properties fo:color="#808080" fo:language="en" fo:country="US"/>
    </style:style>
    <style:style style:name="T21" style:family="text">
      <style:text-properties fo:color="#f44747"/>
    </style:style>
    <style:style style:name="T22" style:family="text">
      <style:text-properties fo:color="#f44747" fo:language="en" fo:country="US"/>
    </style:style>
    <style:style style:name="T23" style:family="text">
      <style:text-properties fo:color="#4ec9b0"/>
    </style:style>
    <style:style style:name="T24" style:family="text">
      <style:text-properties officeooo:rsid="000bb421"/>
    </style:style>
    <style:style style:name="T25" style:family="text">
      <style:text-properties officeooo:rsid="000d7683"/>
    </style:style>
    <style:style style:name="T26" style:family="text">
      <style:text-properties officeooo:rsid="000e4c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QL FILE DESCRIBE</text:p>
      <text:p text:style-name="P2"/>
      <text:p text:style-name="P2">I have putted inside the folder each one for the <text:s/><text:span text:style-name="T26">switches I </text:span>creat<text:span text:style-name="T26">ed </text:span><text:s/>I had as prime example the following script witch it took from a <text:span text:style-name="T25">database</text:span> from lesson 10</text:p>
      <text:p text:style-name="P1"/>
      <text:p text:style-name="P1">&lt;?php<text:line-break/>$sql = "SELECT id, name, email, telephone FROM epafes";<text:line-break/>$result = $conn-&gt;query($sql);<text:line-break/><text:line-break/>if ($result-&gt;num_rows &gt; 0) {<text:line-break/> <text:s/>// output data of each row<text:line-break/> <text:s/>while($row = $result-&gt;fetch_assoc()) {<text:line-break/> <text:s text:c="3"/>echo "id: " . $row["id"]. " - Name: " . $row["name"]. " - Email: " . $row["email"]. " - Telephone: " . $row["telephone"]. "&lt;br&gt;";<text:line-break/> <text:s/>}<text:line-break/>} else {<text:line-break/> <text:s/>echo "0 results";<text:line-break/>}<text:line-break/>$conn-&gt;close();<text:line-break/>?&gt;</text:p>
      <text:p text:style-name="P1"/>
      <text:p text:style-name="P2">I modified the code in order to relevant with every option I made</text:p>
      <text:p text:style-name="P2">you can see an <text:span text:style-name="T25">example</text:span> here</text:p>
      <text:p text:style-name="P2"/>
      <text:p text:style-name="P11">&lt;?php</text:p>
      <text:p text:style-name="P3"><text:span text:style-name="T1">include</text:span><text:span text:style-name="T3">(</text:span><text:span text:style-name="T5">"header.php"</text:span><text:span text:style-name="T3">);</text:span></text:p>
      <text:p text:style-name="P10">?&gt;</text:p>
      <text:p text:style-name="P16"/>
      <text:p text:style-name="P10">&lt;?php</text:p>
      <text:p text:style-name="P16"/>
      <text:p text:style-name="P3"><text:span text:style-name="T12">$sql</text:span><text:span text:style-name="T3"> = </text:span><text:span text:style-name="T5">"</text:span><text:span text:style-name="T9">SELECT</text:span><text:span text:style-name="T5"> s.SupplierName, </text:span><text:span text:style-name="T14">COUNT</text:span><text:span text:style-name="T5">(sa.SaleID) </text:span><text:span text:style-name="T9">AS</text:span><text:span text:style-name="T5"> TotalSales</text:span></text:p>
      <text:p text:style-name="P8"><text:span text:style-name="T5">        </text:span><text:span text:style-name="T10">FROM</text:span><text:span text:style-name="T6"> Suppliers s</text:span></text:p>
      <text:p text:style-name="P8"><text:span text:style-name="T5">        </text:span><text:span text:style-name="T10">LEFT JOIN</text:span><text:span text:style-name="T6"> Boats b </text:span><text:span text:style-name="T10">ON</text:span><text:span text:style-name="T6"> s.SupplierID </text:span><text:span text:style-name="T4">=</text:span><text:span text:style-name="T6"> b.SupplierID</text:span></text:p>
      <text:p text:style-name="P8"><text:span text:style-name="T5">        </text:span><text:span text:style-name="T10">LEFT JOIN</text:span><text:span text:style-name="T6"> Sales sa </text:span><text:span text:style-name="T10">ON</text:span><text:span text:style-name="T6"> b.BoatID </text:span><text:span text:style-name="T4">=</text:span><text:span text:style-name="T6"> sa.BoatID</text:span></text:p>
      <text:p text:style-name="P8"><text:span text:style-name="T5">        </text:span><text:span text:style-name="T10">GROUP BY</text:span><text:span text:style-name="T6"> s.SupplierID, s.SupplierName</text:span></text:p>
      <text:p text:style-name="P8"><text:span text:style-name="T5">        </text:span><text:span text:style-name="T10">ORDER BY</text:span><text:span text:style-name="T6"> TotalSales </text:span><text:span text:style-name="T10">DESC</text:span><text:span text:style-name="T6">"</text:span><text:span text:style-name="T4">;</text:span></text:p>
      <text:p text:style-name="P3"><text:span text:style-name="T12">$result</text:span><text:span text:style-name="T3"> = </text:span><text:span text:style-name="T12">$conn</text:span><text:span text:style-name="T3">-&gt;</text:span><text:span text:style-name="T14">query</text:span><text:span text:style-name="T3">(</text:span><text:span text:style-name="T12">$sql</text:span><text:span text:style-name="T3">);</text:span></text:p>
      <text:p text:style-name="P14"/>
      <text:p text:style-name="P3"><text:span text:style-name="T1">if</text:span><text:span text:style-name="T3"> (</text:span><text:span text:style-name="T12">$result</text:span><text:span text:style-name="T3">-&gt;</text:span><text:span text:style-name="T12">num_rows</text:span><text:span text:style-name="T3"> &gt; </text:span><text:span text:style-name="T17">0</text:span><text:span text:style-name="T3">) {</text:span></text:p>
      <text:p text:style-name="P8"><text:span text:style-name="T3">    </text:span><text:span text:style-name="T15">echo</text:span><text:span text:style-name="T4"> </text:span><text:span text:style-name="T6">"11. Number of sales by supplier:&lt;br&gt;"</text:span><text:span text:style-name="T4">;</text:span></text:p>
      <text:p text:style-name="P8"><text:span text:style-name="T3">    </text:span><text:span text:style-name="T2">while</text:span><text:span text:style-name="T4"> (</text:span><text:span text:style-name="T13">$row</text:span><text:span text:style-name="T4"> = </text:span><text:span text:style-name="T13">$result</text:span><text:span text:style-name="T4">-&gt;</text:span><text:span text:style-name="T15">fetch_assoc</text:span><text:span text:style-name="T4">()) {</text:span></text:p>
      <text:p text:style-name="P8"><text:span text:style-name="T3">        </text:span><text:span text:style-name="T15">echo</text:span><text:span text:style-name="T4"> </text:span><text:span text:style-name="T13">$row</text:span><text:span text:style-name="T4">[</text:span><text:span text:style-name="T6">"SupplierName"</text:span><text:span text:style-name="T4">] . </text:span><text:span text:style-name="T6">": "</text:span><text:span text:style-name="T4"> . </text:span><text:span text:style-name="T13">$row</text:span><text:span text:style-name="T4">[</text:span><text:span text:style-name="T6">"TotalSales"</text:span><text:span text:style-name="T4">] . </text:span><text:span text:style-name="T6">" sales&lt;br&gt;"</text:span><text:span text:style-name="T4">;</text:span></text:p>
      <text:p text:style-name="P12">    <text:span text:style-name="T16">}</text:span></text:p>
      <text:p text:style-name="P3"><text:span text:style-name="T3">} </text:span><text:span text:style-name="T1">else</text:span><text:span text:style-name="T3"> {</text:span></text:p>
      <text:p text:style-name="P8"><text:span text:style-name="T3">    </text:span><text:span text:style-name="T15">echo</text:span><text:span text:style-name="T4"> </text:span><text:span text:style-name="T6">"11. No sales information available"</text:span><text:span text:style-name="T4">;</text:span></text:p>
      <text:p text:style-name="P13">}</text:p>
      <text:p text:style-name="P16"/>
      <text:p text:style-name="P3"><text:span text:style-name="T12">$conn</text:span><text:span text:style-name="T3">-&gt;</text:span><text:span text:style-name="T14">close</text:span><text:span text:style-name="T3">();</text:span></text:p>
      <text:p text:style-name="P10">?&gt;</text:p>
      <text:p text:style-name="P2"><text:soft-page-break/>I used same script for the 12 questions all of them ar<text:span text:style-name="T24">e</text:span> in the file </text:p>
      <text:p text:style-name="P2"/>
      <text:p text:style-name="P6"><text:span text:style-name="T18">&lt;</text:span><text:span text:style-name="T9">html</text:span><text:span text:style-name="T18">&gt;&lt;</text:span><text:span text:style-name="T9">head</text:span><text:span text:style-name="T18">&gt;&lt;</text:span><text:span text:style-name="T9">title</text:span><text:span text:style-name="T18">&gt;</text:span>test<text:span text:style-name="T18">&lt;/</text:span><text:span text:style-name="T9">title</text:span><text:span text:style-name="T18">&gt;&lt;/</text:span><text:span text:style-name="T9">head</text:span><text:span text:style-name="T18">&gt;</text:span></text:p>
      <text:p text:style-name="P3"><text:span text:style-name="T18">&lt;</text:span><text:span text:style-name="T9">body</text:span> <text:span text:style-name="T21">bgcolor</text:span> = <text:span text:style-name="T5">"lightgreen"</text:span><text:span text:style-name="T18">&gt;</text:span></text:p>
      <text:p text:style-name="P3"><text:span text:style-name="T18">&lt;</text:span><text:span text:style-name="T9">hr</text:span><text:span text:style-name="T18">&gt;</text:span>Boat selling store<text:span text:style-name="T18">&lt;</text:span><text:span text:style-name="T9">hr</text:span><text:span text:style-name="T18">&gt;</text:span></text:p>
      <text:p text:style-name="P14"/>
      <text:p text:style-name="P8">    <text:span text:style-name="T19">&lt;</text:span><text:span text:style-name="T10">a</text:span><text:span text:style-name="T16"> </text:span><text:span text:style-name="T13">href</text:span><text:span text:style-name="T16"> = </text:span><text:span text:style-name="T6">"select1.php"</text:span><text:span text:style-name="T19">&gt;</text:span><text:span text:style-name="T16">select 1</text:span><text:span text:style-name="T19">&lt;/</text:span><text:span text:style-name="T10">a</text:span><text:span text:style-name="T19">&gt;</text:span><text:span text:style-name="T16"> | </text:span><text:span text:style-name="T19">&lt;</text:span><text:span text:style-name="T10">a</text:span><text:span text:style-name="T16"> </text:span><text:span text:style-name="T13">href</text:span><text:span text:style-name="T16"> = </text:span><text:span text:style-name="T6">"select2.php"</text:span><text:span text:style-name="T19">&gt;</text:span><text:span text:style-name="T16">select 2</text:span><text:span text:style-name="T19">&lt;/</text:span><text:span text:style-name="T10">a</text:span><text:span text:style-name="T19">&gt;</text:span><text:span text:style-name="T16"> | </text:span><text:span text:style-name="T19">&lt;</text:span><text:span text:style-name="T10">a</text:span><text:span text:style-name="T16"> </text:span><text:span text:style-name="T13">href</text:span><text:span text:style-name="T16"> = </text:span><text:span text:style-name="T6">"select3.php"</text:span><text:span text:style-name="T19">&gt;</text:span><text:span text:style-name="T16">select 3 </text:span><text:span text:style-name="T19">&lt;/</text:span><text:span text:style-name="T10">a</text:span><text:span text:style-name="T19">&gt;</text:span><text:span text:style-name="T16"> </text:span><text:span text:style-name="T19">&lt;</text:span><text:span text:style-name="T10">a</text:span><text:span text:style-name="T16"> </text:span><text:span text:style-name="T13">href</text:span><text:span text:style-name="T16"> = </text:span><text:span text:style-name="T6">"select4.php"</text:span><text:span text:style-name="T19">&gt;</text:span><text:span text:style-name="T16">select 4</text:span><text:span text:style-name="T19">&lt;/</text:span><text:span text:style-name="T10">a</text:span><text:span text:style-name="T19">&gt;</text:span><text:span text:style-name="T16">  </text:span><text:span text:style-name="T19">&lt;</text:span><text:span text:style-name="T10">a</text:span><text:span text:style-name="T16"> </text:span><text:span text:style-name="T13">href</text:span><text:span text:style-name="T16"> = </text:span><text:span text:style-name="T6">"select5.php"</text:span><text:span text:style-name="T19">&gt;</text:span><text:span text:style-name="T16">select 5</text:span><text:span text:style-name="T19">&lt;/</text:span><text:span text:style-name="T10">a</text:span><text:span text:style-name="T19">&gt;</text:span><text:span text:style-name="T16">  </text:span><text:span text:style-name="T19">&lt;</text:span><text:span text:style-name="T10">a</text:span><text:span text:style-name="T16"> </text:span><text:span text:style-name="T13">href</text:span><text:span text:style-name="T16"> = </text:span><text:span text:style-name="T6">"select6.php"</text:span><text:span text:style-name="T19">&gt;</text:span><text:span text:style-name="T16">select 6</text:span><text:span text:style-name="T19">&lt;/</text:span><text:span text:style-name="T10">a</text:span><text:span text:style-name="T19">&gt;</text:span><text:span text:style-name="T16">  </text:span><text:span text:style-name="T19">&lt;</text:span><text:span text:style-name="T10">a</text:span><text:span text:style-name="T16"> </text:span><text:span text:style-name="T13">href</text:span><text:span text:style-name="T16"> = </text:span><text:span text:style-name="T6">"select7.php"</text:span><text:span text:style-name="T19">&gt;</text:span><text:span text:style-name="T16">select 7</text:span><text:span text:style-name="T19">&lt;/</text:span><text:span text:style-name="T10">a</text:span><text:span text:style-name="T19">&gt;</text:span><text:span text:style-name="T16">  </text:span><text:span text:style-name="T19">&lt;</text:span><text:span text:style-name="T10">a</text:span><text:span text:style-name="T16"> </text:span><text:span text:style-name="T13">href</text:span><text:span text:style-name="T16"> = </text:span><text:span text:style-name="T6">"select8.php"</text:span><text:span text:style-name="T19">&gt;</text:span><text:span text:style-name="T16">select 8</text:span><text:span text:style-name="T19">&lt;/</text:span><text:span text:style-name="T10">a</text:span><text:span text:style-name="T19">&gt;</text:span><text:span text:style-name="T16">  </text:span><text:span text:style-name="T19">&lt;</text:span><text:span text:style-name="T10">a</text:span><text:span text:style-name="T16"> </text:span><text:span text:style-name="T13">href</text:span><text:span text:style-name="T16"> = </text:span><text:span text:style-name="T6">"select9.php"</text:span><text:span text:style-name="T19">&gt;</text:span><text:span text:style-name="T16">select 9</text:span><text:span text:style-name="T19">&lt;/</text:span><text:span text:style-name="T10">a</text:span><text:span text:style-name="T19">&gt;</text:span><text:span text:style-name="T16">  </text:span><text:span text:style-name="T19">&lt;</text:span><text:span text:style-name="T10">a</text:span><text:span text:style-name="T16"> </text:span><text:span text:style-name="T13">href</text:span><text:span text:style-name="T16"> = </text:span><text:span text:style-name="T6">"select10.php"</text:span><text:span text:style-name="T19">&gt;</text:span><text:span text:style-name="T16">select 10</text:span><text:span text:style-name="T19">&lt;/</text:span><text:span text:style-name="T10">a</text:span><text:span text:style-name="T19">&gt;</text:span><text:span text:style-name="T16">  </text:span><text:span text:style-name="T19">&lt;</text:span><text:span text:style-name="T10">a</text:span><text:span text:style-name="T16"> </text:span><text:span text:style-name="T13">href</text:span><text:span text:style-name="T16"> = </text:span><text:span text:style-name="T6">"select11.php"</text:span><text:span text:style-name="T19">&gt;</text:span><text:span text:style-name="T16">select 11</text:span><text:span text:style-name="T19">&lt;/</text:span><text:span text:style-name="T10">a</text:span><text:span text:style-name="T19">&gt;</text:span><text:span text:style-name="T16"> </text:span><text:span text:style-name="T19">&lt;</text:span><text:span text:style-name="T10">a</text:span><text:span text:style-name="T16"> </text:span><text:span text:style-name="T13">href</text:span><text:span text:style-name="T16"> = </text:span><text:span text:style-name="T6">"select12.php"</text:span><text:span text:style-name="T19">&gt;</text:span><text:span text:style-name="T16">select 12</text:span><text:span text:style-name="T19">&lt;/</text:span><text:span text:style-name="T10">a</text:span><text:span text:style-name="T19">&gt;</text:span></text:p>
      <text:p text:style-name="P3"><text:span text:style-name="T18">&lt;</text:span><text:span text:style-name="T9">hr</text:span><text:span text:style-name="T18">&gt;</text:span></text:p>
      <text:p text:style-name="P10">&lt;?php</text:p>
      <text:p text:style-name="P3"><text:span text:style-name="T12">$servername</text:span><text:span text:style-name="T3"> = </text:span><text:span text:style-name="T5">"localhost"</text:span><text:span text:style-name="T3">;</text:span></text:p>
      <text:p text:style-name="P3"><text:span text:style-name="T12">$username</text:span><text:span text:style-name="T3"> = </text:span><text:span text:style-name="T5">"id21425981_bash1"</text:span><text:span text:style-name="T3">;</text:span></text:p>
      <text:p text:style-name="P3"><text:span text:style-name="T12">$password</text:span><text:span text:style-name="T3"> = </text:span><text:span text:style-name="T5">"s1s2s3A!"</text:span><text:span text:style-name="T3">;</text:span></text:p>
      <text:p text:style-name="P3"><text:span text:style-name="T12">$dbname</text:span><text:span text:style-name="T3"> = </text:span><text:span text:style-name="T5">"id21425981_bash1"</text:span><text:span text:style-name="T3">;</text:span></text:p>
      <text:p text:style-name="P14"/>
      <text:p text:style-name="P15">// Create connection</text:p>
      <text:p text:style-name="P3"><text:span text:style-name="T12">$conn</text:span><text:span text:style-name="T3"> = </text:span><text:span text:style-name="T9">new</text:span><text:span text:style-name="T3"> </text:span><text:span text:style-name="T23">mysqli</text:span><text:span text:style-name="T3">(</text:span><text:span text:style-name="T12">$servername</text:span><text:span text:style-name="T3">, </text:span><text:span text:style-name="T12">$username</text:span><text:span text:style-name="T3">, </text:span><text:span text:style-name="T12">$password</text:span><text:span text:style-name="T3">, </text:span><text:span text:style-name="T12">$dbname</text:span><text:span text:style-name="T3">);</text:span></text:p>
      <text:p text:style-name="P15">// Check connection</text:p>
      <text:p text:style-name="P3"><text:span text:style-name="T1">if</text:span><text:span text:style-name="T3"> (</text:span><text:span text:style-name="T12">$conn</text:span><text:span text:style-name="T3">-&gt;</text:span><text:span text:style-name="T12">connect_error</text:span><text:span text:style-name="T3">) {</text:span></text:p>
      <text:p text:style-name="P8"><text:span text:style-name="T3">  </text:span><text:span text:style-name="T2">die</text:span><text:span text:style-name="T4">(</text:span><text:span text:style-name="T6">"Connection failed: "</text:span><text:span text:style-name="T4"> . </text:span><text:span text:style-name="T13">$conn</text:span><text:span text:style-name="T4">-&gt;</text:span><text:span text:style-name="T13">connect_error</text:span><text:span text:style-name="T4">);</text:span></text:p>
      <text:p text:style-name="P13">}</text:p>
      <text:p text:style-name="P10">?&gt;</text:p>
      <text:p text:style-name="P2"/>
      <text:p text:style-name="P2">this is the header <text:span text:style-name="T24">witch I took from the 55555 database</text:span> were I have putted switch in order <text:span text:style-name="T24">to </text:span>be visible I added them with </text:p>
      <text:p text:style-name="P2"/>
      <text:p text:style-name="P9"><text:span text:style-name="T19">&lt;</text:span><text:span text:style-name="T10">a</text:span><text:span text:style-name="T16"> </text:span><text:span text:style-name="T13">href</text:span><text:span text:style-name="T16"> = </text:span><text:span text:style-name="T6">"</text:span><text:span text:style-name="T7">name</text:span><text:span text:style-name="T6">.php"</text:span><text:span text:style-name="T19">&gt;</text:span><text:span text:style-name="T16">select 12</text:span><text:span text:style-name="T19">&lt;/</text:span><text:span text:style-name="T10">a</text:span><text:span text:style-name="T19">&gt;</text:span></text:p>
      <text:p text:style-name="P7"><text:span text:style-name="T18">&lt;</text:span><text:span text:style-name="T9">hr</text:span><text:span text:style-name="T18">&gt;</text:span></text:p>
      <text:p text:style-name="P18"/>
      <text:p text:style-name="P19">also used light green color for body visibility</text:p>
      <text:p text:style-name="P19"/>
      <text:p text:style-name="P5"><text:span text:style-name="T20">&lt;</text:span><text:span text:style-name="T11">body</text:span><text:span text:style-name="T20"> </text:span><text:span text:style-name="T22">bgcolor</text:span><text:span text:style-name="T20"> = </text:span><text:span text:style-name="T8">"lightgreen"</text:span><text:span text:style-name="T20">&gt;</text:span></text:p>
      <text:p text:style-name="P19"/>
      <text:p text:style-name="P19">for connection I used</text:p>
      <text:p text:style-name="P19"/>
      <text:p text:style-name="P4"><text:span text:style-name="T12">$servername</text:span><text:span text:style-name="T3"> = </text:span><text:span text:style-name="T5">"localhost"</text:span><text:span text:style-name="T3">;</text:span></text:p>
      <text:p text:style-name="P4"><text:span text:style-name="T12">$username</text:span><text:span text:style-name="T3"> = </text:span><text:span text:style-name="T5">"id21425981_bash1"</text:span><text:span text:style-name="T3">;</text:span></text:p>
      <text:p text:style-name="P4"><text:span text:style-name="T12">$password</text:span><text:span text:style-name="T3"> = </text:span><text:span text:style-name="T5">"s1s2s3A!"</text:span><text:span text:style-name="T3">;</text:span></text:p>
      <text:p text:style-name="P4"><text:span text:style-name="T12">$dbname</text:span><text:span text:style-name="T3"> = </text:span><text:span text:style-name="T5">"id21425981_bash1"</text:span><text:span text:style-name="T3">;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9T16:34:40.094000000</meta:creation-date>
    <dc:date>2024-01-19T17:05:02.487000000</dc:date>
    <meta:editing-duration>PT6M25S</meta:editing-duration>
    <meta:editing-cycles>3</meta:editing-cycles>
    <meta:generator>LibreOffice/6.0.5.2$Windows_x86 LibreOffice_project/54c8cbb85f300ac59db32fe8a675ff7683cd5a16</meta:generator>
    <meta:document-statistic meta:table-count="0" meta:image-count="0" meta:object-count="0" meta:page-count="2" meta:paragraph-count="54" meta:word-count="377" meta:character-count="2547" meta:non-whitespace-character-count="2130"/>
  </office:meta>
</office:document-meta>
</file>